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P1">Chapter 1</text:p>
      <text:p text:style-name="P1">Monday</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 Always so annoying. </text:span>But the alarm clock didn't care, it just kept on ringing.</text:p>
      <text:p text:style-name="Normal">*RIIIIIIIING RIIIIII-tap* and it would have continued until it ran out of power and died, had it not been for her. It was an old-fashioned clock with old-fashioned values; <text:span text:style-name="T1">what a reckless clock.</text:span> Now it stood still and silent, waiting for the next day to come, when it would once again resound throughout her room in order to wake her up. That was the sole purpose of its existence.</text:p>
      <text:p text:style-name="Normal">“...”</text:p>
      <text:p text:style-name="Normal">She thought about it for a second. That may have been the only reason it was around, but it had one, and what's more it was even ready to die for it. And as she looked at it, <text:span text:style-name="T1">I'm jealous, </text:span>she lied. Somewhere deep down though, she did wish she were jealous. Its hands pointed at a little past seven.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After turning it off, she just lied back in bed, doing nothing in particular.</text:p>
      <text:p text:style-name="Normal">“Don't worry about it Mr. Clock, you've done everything you can...” and what's more, <text:span text:style-name="T1">if it wer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better, they understood her a lot more than reality and its inhabitants, so it was only natural that she wanted to spend more time with her head in the clouds than with her feet on the ground.</text:p>
      <text:p text:style-name="Normal">“...”</text:p>
      <text:p text:style-name="Normal">...There might have been a lie somewhere in that last sentence. </text:p>
      <text:p text:style-name="Normal">“...”</text:p>
      <text:p text:style-name="Normal">There just might be someone who understood her, here on Earth. At least, that's what she hoped, she could never really tell what that person was really thinking.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text:span text:style-name="T1">you</text:span> a little longer. <text:span text:style-name="T1">... It's like I'm always thinking about you... Did you know? In my dreams, you think about me too sometimes... </text:span>W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Spot by spot, they climbed her blanket, until they touched her face. They were cold, and they were bright. Blindingly so. So she hid under her blanket. She didn't want anyone or anything telling her to get up, not even the sun.</text:p>
      <text:p text:style-name="Normal">“...”</text:p>
      <text:p text:style-name="Normal">Did she not? There might have been a lie in that sentence too. Deep down, she knew that. Right now though, she wasn't in the mood to think about it. </text:p>
      <text:p text:style-name="Normal">“...”</text:p>
      <text:p text:style-name="Normal">But lies are persistent little buggers, and they have a tendency to haunt their creators.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round about right now), and she wondered whether the ceiling would make for a good conversation partner.</text:p>
      <text:p text:style-name="Normal">“Hello,” she said to it. </text:p>
      <text:p text:style-name="Normal">But she quickly realized that it would be rather alarming if the ceiling were to answer back, so she preemptively gave it the cold shoulder in the literal sense and turned on her side instead. That should discourage the ceiling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were the alarm clock and a pink flower pot. She stared at the flower pot.</text:p>
      <text:p text:style-name="Normal"><text:span text:style-name="T1">“...”</text:span></text:p>
      <text:p text:style-name="Normal">It was the second emptiest thing in this room, and it was a constant reminder of what she couldn't do. <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 tried her best to take care of it, and thinking about that made her smile.</text:p>
      <text:p text:style-name="Normal">Unfortunately, starting somewhen the heart stopped taking in water properly, and despite her best efforts it had become bloated, almost soggy. And then, buds emerged from the flower’s stem. The buds were big, the stalks that bore them were long, and together they were clumsy. As they grew they started getting entangled first in one another, then with the heart. Neither really knew where they wanted to go, all fumbled around searching for light, and yet all were scared to get burnt by it. Of course, the heart was hers, as for the buds, they were the foolish feelings she had developed. And the light, it was <text:span text:style-name="T1">you.</text:span> Would the buds ever reach you? And what would happen if they did?</text:p>
      <text:p text:style-name="Normal">“Maybe something good,”</text:p>
      <text:p text:style-name="Normal"><text:span text:style-name="T1">Maybe not.</text:span></text:p>
      <text:p text:style-name="Normal">The latter possibility was a bit too scary for her, so she wanted to avoid it, for now.</text:p>
      <text:p text:style-name="Normal">The sunrays were getting stronger, and they revealed the mirror that stood next to her wardrobe; she<text:span text:style-name="T1">'</text:span>d ignored it on purpose until now, for fear of what it might have reflected in the dark, but with the rays flooding in it lost its eeriness and became a normal mirror again.</text:p>
      <text:p text:style-name="Normal">“...”</text:p>
      <text:p text:style-name="Normal">... But what if it weren't a normal mirror? What if, by walking through it, she could enter another world? Perhaps that world would be more perceptive, and it would also be more forgiving. Perhaps it would even have a place for her. Maybe it wouldn't have all that many people in it, but its alarm clocks would absolutely make sure to wake her up, shrieking right into her ears if they had to. And more importantly, <text:span text:style-name="T1">you</text:span> would be in it too. It would be a brand new world, one where imagination and reality were the same thing. And on school days like today, around about this time, the familiar smell of past eight o<text:span text:style-name="T1">'</text:span>clock would waft into her room and lift her out of bed like in those old cartoons, all while the alarm clocks were desperately ringing. That sounded like a fun world. But, despite not living in that world, she could still smell the familiar smell of past eight. <text:span text:style-name="T1">How strange.</text:span></text:p>
      <text:p text:style-name="Normal">“The familiar smell of past eight...” she repeated, half of her mind having wandered off in that dreamed-up planet.</text:p>
      <text:p text:style-name="Normal"><text:span text:style-name="T1">Of past eight...? What time is it?</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text:p text:style-name="Normal">She tried rushing out of bed, but one foot got caught in the sheets and</text:p>
      <text:p text:style-name="Normal">“Sh-*Thud*”</text:p>
      <text:p text:style-name="Normal">She fell onto the floor. And yet there was no time to complain. She got up and went to her wardrobe, getting changed as fast as she could. Then, she went to the mirror to fix her bed hair, careful not to meet the eyes of the girl reflected in it. With that done, she kidnapped her backpack from its seat and dashed out of her room, down the stairs and into the kitchen. She stole a slice of bread from the table, and with a quick “See you mom!” she was out of the front door and running on the streets.</text:p>
      <text:p text:style-name="Normal">And yet, for all her rushing, as she turned around the corner her eyes confirmed what her heart already knew: she was too late for the bus. So, finally catching her breath, she slowed down to a walk, and then stopped entirely, panting. She bent over forward, the exertion finally catching up to her. A drop of sweat trickled down from her brow, falling into a small puddle below her. The puddle was by no means deep or opaque, and yet by some trick of light, there was her reflection in it.</text:p>
      <text:p text:style-name="Normal"><text:span text:style-name="T1">Say, are we going to be someone else today too? I'm sick of it already, </text:span>it said.</text:p>
      <text:p text:style-name="Normal">She closed her eyes, ignored it, and walked to the empty bus stop. And so, today too began on a sour note.</text:p>
      <text:p text:style-name="Normal"/>
      <text:p text:style-name="P1">•••</text:p>
      <text:p text:style-name="P1">Chapter 2</text:p>
      <text:p text:style-name="Normal">The water felt ice cold on her face, and even more frigid down her throat. It was just at the right temperature to wake her up. She was in the school's bathroom; she always passed through here before actually going to classes. In a way, it couldn't be helped. Today, at this hour, it was completely empty; everyone else was still in class, and since lessons had begun not all that long ago, she should be left alone for a while.</text:p>
      <text:p text:style-name="Normal">She took a deep breath.</text:p>
      <text:p text:style-name="Normal">Maybe because it had become a habit, or maybe out of necessity, this was the only place —and these were the only times— she was comfortable looking at herself in the mirror. And she did just that.</text:p>
      <text:p text:style-name="Normal">“...”</text:p>
      <text:p text:style-name="Normal">The eyes she'd been avoiding all morning, she finally looked into them. They were so empty. As for her face, its expression was the same it had always been: completely blank. And yet, for some reason she was glad it never changed. Why was that?</text:p>
      <text:p text:style-name="Normal">“Why, I wonder?”</text:p>
      <text:p text:style-name="Normal">Was it because of the sense of continuity? Or perhaps was it a part of her identity, something that proved that she was still herself? She didn't know. </text:p>
      <text:p text:style-name="Normal"><text:span text:style-name="T1">... What a strange concept. A proof that I am still myself...</text:span></text:p>
      <text:p text:style-name="Normal">But this concept wasn't all that strange, all things considered. In fact, it might even be necessary for her.</text:p>
      <text:p text:style-name="Normal">She focused on the girl in the mirror again. She really did look lifeless. Her glassy eyes were windows that opened to a sea of solitude, and any trace of emotion on her face had been buried under layer upon layer of dried-out tears. <text:span text:style-name="T1">You'll end up becoming a fossil at this rate,</text:span> the girl in the mirror joked. This expression simply wouldn't do, in front of others. So she closed her eyes, took a deep breath, and smiled. This first smile didn't feel quite right, so she undid it and smiled again. And again. And again. And again. She kept on trying until at last, she was satisfied with her expression. This mask she now wore looked innocent, harmless, and above all, it was impenetrable; it made her feel more at ease with the idea of meeting others, of meeting <text:span text:style-name="T1">you</text:span>. She'd always thought that since she didn't really have anything going for her, she should get at least this right. In truth, she had tried so many times, so many things to make herself smile, and in the end, this was the best she could do.</text:p>
      <text:p text:style-name="Normal">“Oh, I didn't put any make-up on this morning, did I...?”</text:p>
      <text:p text:style-name="Normal">She hesitated before looking her reflection in the eye, but when she eventually did, </text:p>
      <text:p text:style-name="Normal">“Whatever! I look great even without it!”</text:p>
      <text:p text:style-name="Normal">The mask was fully on now. Now, she looked like everyone else. Now, she could be whatever she needed to be to fit in.</text:p>
      <text:p text:style-name="Normal"><text:span text:style-name="T1">Well, time to go to class now.</text:span></text:p>
      <text:p text:style-name="Normal">She finally exited the bathroom and went on her merry way to her classroom. <text:span text:style-name="T1">...'Merry' might be a tad exaggerated.</text:span> While she did look forward to seeing everyone, she was less thrilled by the fact that she was yet again late. The teachers weren't exactly pleased with her for it. <text:span text:style-name="T1">Oh well, they're probably used to it by now.</text:span> It's not like there was anything she could do about it anyway, right now.</text:p>
      <text:p text:style-name="Normal">“...”</text:p>
      <text:p text:style-name="Normal">Correction: it wouldn't hurt to take some... additional precautions.</text:p>
      <text:p text:style-name="Normal">The closer she got to the classroom's door, the quieter she walked, and when she arrived in front of it she stopped entirely. She listened attentively. There was only one voice speaking on the other side of the door, and it was the maths teacher's. It sounded like he was explaining something, which meant that he was probably writing on the blackboard right now. <text:span text:style-name="T1">Jackpot.</text:span></text:p>
      <text:p text:style-name="Normal">Silently, noiselessly, she turned the handle and opened the door, and peeking inside she discovered that the teacher did indeed have his back to the rest of class. Furtively, stealthily, she let herself in and closed the door behind her. No one had noticed her yet. She had honed these skills over weeks and weeks of being late, she'd continuously refined them for the sake of one sole objective: reach her seat and act like she'd been present the whole time. These infiltrations were nothing short of full-on military operations in her mind, and today, the goddess of victory was smiling at her... Or was she?</text:p>
      <text:p text:style-name="Normal">As she took her first step forward,</text:p>
      <text:p text:style-name="Normal">“*Ahem*, did you perhaps think you could sneak your way in this time, young lady?” asked the teacher, still facing the blackboard. The students all turned her way.</text:p>
      <text:p text:style-name="Normal">“Ah- ahahah... Good morning sir, sorry for being late,” she said, </text:p>
      <text:p text:style-name="Normal"><text:span text:style-name="T1">How did that dwarf know I was here?! </text:span>she thought. Had he perhaps grown eyes on the back of his head? That wasn't entirely impossible, it was the nature of warfare to develop countermeasures to your opponent's countermeasures after all.</text:p>
      <text:p text:style-name="Normal">“Good morning,” he answered, seemingly intent on finishing an equation, “have you ever considered entering normally? As fun as it would have been, I'm afraid ours isn't a school for ninjas.”</text:p>
      <text:p text:style-name="Normal">“I uh... I will consider that next time,” no she wouldn't.</text:p>
      <text:p text:style-name="Normal">The teacher finally turned around, “I'm glad to hear that! By all means take your seat now,” he said gesturing to her empty desk.</text:p>
      <text:p text:style-name="Normal">She nodded and did as was told, while her teacher had resumed explaining what he was doing.</text:p>
      <text:p text:style-name="Normal">“We were in the middle of correcting the assignments I gave you for today —which reminds me, have you done yours?” he looked straight at her.</text:p>
      <text:p text:style-name="Normal">She hadn't even reached her seat when this new question stopped her dead in her tracks. <text:span text:style-name="T1">Shit.</text:span></text:p>
      <text:p text:style-name="Normal">“Um, my assignment?”</text:p>
      <text:p text:style-name="Normal">The teacher nodded. “I handed them out last time. You were absent, but I trust your copy safely reached you through one of your classmates.”</text:p>
      <text:p text:style-name="Normal">She looked away. Her copy had indeed safely reached her. So safely in fact that to this moment it was still lying on her desk at home, untouched by any ink that might have sullied it. Her eyes darted around the class, her thoughts ran wild in her head. Both looked for excuses they could present, both failed to find any. Because there weren't any. And as she realized that, the smile she’d put up until now faded away, her gaze fell to the floor.</text:p>
      <text:p text:style-name="Normal">“I-I'm afraid I didn't... I don't have it sir.”</text:p>
      <text:p text:style-name="Normal">“... You do not have it in the sense that you forgot it, or in the sense that you didn't receive it?”</text:p>
      <text:p text:style-name="Normal">Had he asked that question in good faith or just to torture her? Either way, she didn't answer.</text:p>
      <text:p text:style-name="Normal">“...”</text:p>
      <text:p text:style-name="Normal">She felt she had to say something, anything, even a lie, yet not a word came out. <text:span text:style-name="T1">Say something!</text:span> she yelled at herself, all the while saying nothing. What was the question already? What had he asked again? Much much earlier than she'd expected it to, her mask had fallen apart, failing under a pressure it should have been able to withstand.</text:p>
      <text:p text:style-name="Normal">“Well then, I guess I should ask someone else,” the teacher turned to the class representative, “Naomi, I gave her copy to you, didn't I?”</text:p>
      <text:p text:style-name="Normal">“U-um, yes sir,” the class rep replied, caught off-guard.</text:p>
      <text:p text:style-name="Normal">“Ah, good. And were you able to deliver said copy to miss statue over here?” the teacher continued, nodding her way.</text:p>
      <text:p text:style-name="Normal">“Um...” but before Naomi could answer,</text:p>
      <text:p text:style-name="Normal">“I'm sorry sir! It's my fault!” <text:span text:style-name="T1">you</text:span> interrupted.</text:p>
      <text:p text:style-name="Normal">“... Pardon?” </text:p>
      <text:p text:style-name="Normal">The teacher was visibly confused. As was everyone. <text:span text:style-name="T1">You</text:span>... had nothing to do with this. This should have been —and was— a matter that didn't concern <text:span text:style-name="T1">you</text:span>. And yet,</text:p>
      <text:p text:style-name="Normal">“Since she and I are neighbours, I'd proposed to Naomi to take her copy and deliver it myself, but I completely forgot about it,” you explained. Almost every word you'd<text:span text:style-name="T1"> </text:span>uttered was a lie. So, naturally,</text:p>
      <text:p text:style-name="Normal">“...Is that so, now...” the teacher had doubts, “do you confirm that, Naomi?”</text:p>
      <text:p text:style-name="Normal">Thankfully,</text:p>
      <text:p text:style-name="Normal">“Ah, uh, um... Yes, that's about how it went...” Naomi could read the room.</text:p>
      <text:p text:style-name="Normal">“I see,” the teacher stroked his beard, “that's fair enough then.” He turned to the girl who was still frozen in place. “And here I was thinking you'd forgotten your homework again, I'm glad that's not the case; I wouldn't have known what to do with you otherwise. Go take your seat now, young lady, I think you've stood still long enough for this class, wouldn't you agree? And as for you, young man, while I'll let it slide this time, try not to make forgetting things into a habit, I assure you it's not a good one.”</text:p>
      <text:p text:style-name="Normal">Both students nodded, the teacher returned to his blackboard, and the young lady in question finally went to take her seat. Which happened to be directly to the young man's right. To <text:span text:style-name="T1">your</text:span> right. There was no rest for the wicked, this morning. She sat down calmly, opened her backpack and took out her notebook and pencil case, all without making any noise. Or at least, that's what she was hoping. If the *Thump thump! Thump thump!*'s of her heart were as loud to her neighbours as they were to her, then she wasn't being very quiet. Fortunately, no one else seemed to be hearing them.</text:p>
      <text:p text:style-name="Normal">“...”</text:p>
      <text:p text:style-name="Normal">While that was one less thing to worry about, there was an elephant in this classroom that she could hardly ignore. </text:p>
      <text:p text:style-name="Normal">“Hey... Why did you do that...?” or “why do you always help me?” or “thanks...” were all things she wanted to say to the boy sitting to her left. They were all things she didn't say, she couldn't say. How could she?</text:p>
      <text:p text:style-name="Normal">“Hey,” instead, it was the boy who whispered to her, “everything okay?”</text:p>
      <text:p text:style-name="Normal">“... Hm,” she nodded.</text:p>
      <text:p text:style-name="Normal">Of course, that was a lie. It was white, so it was a lie she could bring herself to tell you. It was also the last one, for today. After all, how could she lie to you after what you just did for her? And if she couldn't lie, how could she talk to you? She couldn't, so she didn't. So instead, she would have to wait for tomorrow to come. Then, she'd be able to lie to you again. That's how it always went.</text:p>
      <text:p text:style-name="Normal">And so, she wouldn't find the courage to talk to you, for the rest of the day. It was only much later, when the bell rung its last and classes ended that you two would exchange a simple “See you tomorrow”. Whatever happened until next morning —until she saw you again— did not much matter to her.</text:p>
      <text:p text:style-name="Normal"/>
      <text:p text:style-name="P1">•••</text:p>
      <text:p text:style-name="P1">Chapter 3</text:p>
      <text:p text:style-name="P1">Tuesday</text:p>
      <text:p text:style-name="Normal">Night was starting to fall asleep, and she wanted to watch over it until it did. She wasn't sure why she wanted to do that, but her instincts, her subconscious, her feelings, her wants, they knew. She had gotten used to it, to not understanding herself, so it didn't bother her.</text:p>
      <text:p text:style-name="Normal">Tonight, darkness had fallen slowly, gently. It had gradually covered everything in her room, and before she knew it, while she was busy brooding about what had happened in class, darkness had blanketed her too. It had come in through her open window, and the breezes that followed it were cool. All together, they sat in silence in her room, she listening to the distant sounds of passing cars, occasional siren sounds, and the neighbour who was sometimes a bit too loud, and they listening to her thoughts, her worries, and all those things that people didn't seem to see or understand.</text:p>
      <text:p text:style-name="Normal">The scenery outside her window wasn't particularly beautiful or impressive or anything. It wasn't special in any way, but it allowed her to see the sky, gaze at the stars. She felt at home, under them, and her heart was naked, bathing in the moonlight.</text:p>
      <text:p text:style-name="Normal">Tonight, her secrets were safe, there was no need to hide them. There was no one to hide them from. Tonight, she was alone, and there was no loneliness to ruin her solitude. Tonight, she had a heart-to-heart conversation with no one in particular. It was a refreshingly peaceful experience. At some point, she felt tired and decided to lie on her bed, leaving her imagination to take her wherever. Had she fallen asleep? If she had, then she'd dreamt of walking alone under a sea of stars, in a shallow ocean that reflected the open skies. When as usual, she opened her eyes a few hours later, she couldn't help but feel that her vision had been a gift, a present from tonight.</text:p>
      <text:p text:style-name="Normal">So, it really was a shame, that<text:span text:style-name="T1"> even such a night should come to an end. </text:span>Night was falling asleep, and she wanted to watch over it until it did. Maybe she wanted to bask in it until the end. Maybe it was her way of thanking an existence that didn't understand words, one so very different from her own. She couldn't tell.</text:p>
      <text:p text:style-name="Normal">Day would break, not long from now, and for no reason in particular, she wanted to be here to greet it. The alarm clock's hour hand pointed roughly at six, so it wouldn't be ringing for another hour or so. <text:span text:style-name="T1">Six, huh? Time sure flies. </text:span>She didn't blame it, she would've used any excuse to fly too, if she could. Of course, she couldn't, but she'd long since come to peace with that, and many other things. <text:span text:style-name="T1">Six...</text:span></text:p>
      <text:p text:style-name="Normal">Is there a proper way to say goodnight to the night and good day to the day? She was under the impression that humans had a ritual for everything, but she couldn't think of one for this occasion.</text:p>
      <text:p text:style-name="Normal">“...”</text:p>
      <text:p text:style-name="Normal"><text:span text:style-name="T1">What about breakfast? </text:span></text:p>
      <text:p text:style-name="Normal">It wasn't exactly celebrating the transition from dark to dawn, but it was as close as we got. She did find it strange though, that such a symbolic transition didn't seem to receive any respect. <text:span text:style-name="T1">Let's change that. By having breakfast. </text:span>Although, she wasn't really hungry, right now. <text:span text:style-name="T1">Then... What about a drink? Maybe some hot chocolate. </text:span>That wasn't a bad idea. In fact, it sounded like a very good idea. And as she imagined it becoming reality,</text:p>
      <text:p text:style-name="Normal">“Ohh~~!”</text:p>
      <text:p text:style-name="Normal">She couldn't help but make a tiny applause at herself. So it was that she set out on an adventure to the kitchen to make herself some very sweet hot chocolate. It so happened that there wasn't any powdered chocolate at home this morning, but intent on bringing her idea to life, she broke up some dark chocolate into small pieces and left them to melt in the slowly heating up milk. Since dark chocolate was too bitter for her taste, she sweetened things up with sugar until the flavour was to her liking. When all was said and done, she poured the drink into her favourite mug and went back to her room. She was just in time to witness the sun rising outside her window. There were no clouds in the sky. The horizon was deeply orange with some hints of yellow, and the heavens above it were gradually changing shade, mellowing from night blue to light blue. Her hands were warm, entwined around the mug, and despite only having taken a few sips, her heart was full. She took a deep breath.</text:p>
      <text:p text:style-name="Normal"><text:span text:style-name="T1">Such a good start to the day... Goodnight, Moon, and</text:span></text:p>
      <text:p text:style-name="Normal">“Hello, Sun.”</text:p>
      <text:p text:style-name="Normal">A bit of steam was rising from her mug, and the hot chocolate had a sweetly faint aroma to it. These moments of nothingness, she enjoyed them for as long as they lasted. These truces with reality were rare, so she made it a point to think as loudly as she could that it wasn't the world's fault she didn't like it; she and it simply didn't mix well, and if it were anyone's fault, it would be hers.</text:p>
      <text:p text:style-name="Normal">And then she slapped herself.</text:p>
      <text:p text:style-name="Normal">“*Slap* Ouch!”</text:p>
      <text:p text:style-name="Normal"><text:span text:style-name="T1">Why- </text:span>she was having a good time, and ruining it was forbidden. <text:span text:style-name="T1">But I was just thinking- </text:span>but if she'd kept on going down that line of thought it would have invariably ended with her cocooning up in her blankets until she un-depressed herself. <text:span text:style-name="T1">That's...! ...Probably right, actually... Then, what do I do?</text:span></text:p>
      <text:p text:style-name="Normal">The answer was simply nothing. In some time, the alarm clock would ring, and she would have to get ready for school. Until then, she was free to do whatever she wanted, and right now, she just wanted to enjoy her drink.</text:p>
      <text:p text:style-name="Normal">“*Sip*”</text:p>
      <text:p text:style-name="Normal">There were few spices like dawn light and having nothing to do: it really brought out all the warmth and sweetness from her hot chocolate. And for as long as she could, before 7am came around and while her mug wasn't empty, she savoured every sip. It really was a nice start to the day. Of course, as it eventually would,</text:p>
      <text:p text:style-name="Normal">*RIIIIIIIING RIIIIIIIING RIIIIIIIING* went the alarm.</text:p>
      <text:p text:style-name="Normal"><text:span text:style-name="T1">What will the rest of today be like, I wonder.</text:span></text:p>
      <text:p text:style-name="Normal">*RIIIIIIIING RIIIIIIIING RIIIIIIIING* the alarm chimed in. Perhaps it was implying that only by going out and facing the day she would find out.</text:p>
      <text:p text:style-name="Normal"><text:span text:style-name="T1">Hm... All things considered, it's probably going to be just another Tuesday,</text:span></text:p>
      <text:p text:style-name="Normal">*RIIIIIIIING RIIIIIIIING RIIIIIIIING* was the interjection. Was the clock questioning the wisdom behind making baseless hypotheses?</text:p>
      <text:p text:style-name="Normal"><text:span text:style-name="T1">Although maybe... Just maybe... It could be as good as this morning...</text:span></text:p>
      <text:p text:style-name="Normal">*RIIIIIIIING RIIIIII-tap* Just as the clock was starting on how hope without action was meaningless and how man should strive to be its own hope, it was tapped silent.</text:p>
      <text:p text:style-name="Normal"><text:span text:style-name="T1">Sorry Mr. Clock, I wasn't asking you.</text:span></text:p>
      <text:p text:style-name="Normal">And the room was quiet once again.</text:p>
      <text:p text:style-name="Normal">“... You know, that clock was making some pretty good points,” she said to herself, feeling a little bad she hadn't listened to it. <text:span text:style-name="T1">Oh well, maybe next time.</text:span></text:p>
      <text:p text:style-name="Normal">For a change, she was up when she needed to be, which in turn meant she had time to get ready for school and catch the bus. And after she did get ready to go, <text:span text:style-name="T1">I see... So this is what it feels like to be a functioning member of society...</text:span> she thought, making her way to the front door.</text:p>
      <text:p text:style-name="Normal"/>
      <text:p text:style-name="P1">•••</text:p>
      <text:p text:style-name="P1">Chapter 4</text:p>
      <text:p text:style-name="Normal">With our current technology, no one could definitely disprove that the Sun was secretly a shepherd dog in disguise; as long as no one actually had a peek under its surface, no one could tell for certain that it wasn’t just a very elaborate machine piloted by a very friendly and dutiful Border Collie. And this morning, this celestial Border Collie was guiding a herd of small clouds from the horizon to the empty patch of sky above her head.</text:p>
      <text:p text:style-name="Normal"><text:span text:style-name="T1">The sun is a dog. Clouds are sheep.</text:span></text:p>
      <text:p text:style-name="Normal">This reasoning and its conclusions were a train of thought she liked to follow while she took the bus to school. Today though, this train proved particularly hard to follow: as it happened, <text:span text:style-name="T1">you </text:span>were sitting at the bus stop, which made it hard for her to walk to it, because that was the same as walking up to <text:span text:style-name="T1">you</text:span>.</text:p>
      <text:p text:style-name="Normal">To be perfectly clear, the two of you really were neighbours, it was just that since she essentially lived in her own timezone, you’d never gone to school together; usually, you were already at school by the time she reached the bus stop, and as such, this situation was completely new to her. “Should I approach you?”, “what should I say to you?”, “should I hide and wait for the next bus?”, under normal circumstances these were the thoughts she would have begun having. But recently, the circumstances had not been normal; in fact, ever since yesternight, they’d been very kind to her. So much so that she felt they might even accompany her to the bus stop; she was at peace with herself, and she was at peace with the world, so she felt the world might be on her side today. She remembered the dream she’d had yesterday, where she and you walked to school together. It was fun. ... <text:span text:style-name="T1">Maybe today really could be a good day...</text:span> </text:p>
      <text:p text:style-name="Normal">Thus, armed with a little hope and exactly no idea what to say, she started on her way to you. Very slowly, almost apprehensively at first, but she was taking one step after another.</text:p>
      <text:p text:style-name="Normal">By the looks of it, you’d had the bus stop all to yourself: you had your backpack by your side, an open book in your hands, and a dreamy look in your eyes. Her curiosity grew as the distance between you shrank. What were you reading? Whatever it was, it seemed to have taken you in completely. What kind of story was it? Was it a story in the first place? <text:span text:style-name="T1">Mm, probably, </text:span>she decided on her own. Then, what kind of world did it depict? Was it one she’d already imagined, or maybe one whose existence she didn’t even know of? Either way, you were lost in it. So much so that you seemed to have forgotten about the world you really were in, a world where a certain girl was courageously approaching you. And as she came as close as she dared,</text:p>
      <text:p text:style-name="Normal">“H-Hi,” she tried to say, but it came out as a whisper, and was unheard. So, she closed her eyes, brought a closed hand to her chest and silently took a deep breath.</text:p>
      <text:p text:style-name="Normal">“Um, hi,” she said more clearly. She’d caught your attention, and she’d caught you off-guard. It took you a moment to answer.</text:p>
      <text:p text:style-name="Normal">“H-Hey,” your surprise was written all over your face, “how are you doing? It’s unusual to see you here at this hour.”</text:p>
      <text:p text:style-name="Normal">“I’m... Fine, I guess,” she didn’t want to lie, and she was glad she didn’t have to for once, “I just happened to wake up early today, so... More importantly, what about you? How are you doing?”</text:p>
      <text:p text:style-name="Normal">“I guess I’m doing fine too...” you scratched your head and looked away.</text:p>
      <text:p text:style-name="Normal">“Oh, that’s great.”</text:p>
      <text:p text:style-name="Normal">And then, there was silence.</text:p>
      <text:p text:style-name="Normal">“...”</text:p>
      <text:p text:style-name="Normal">“...”</text:p>
      <text:p text:style-name="Normal">It may come as a surprise, but she was not very good at small talk and social interactions. Still, she tried her best:</text:p>
      <text:p text:style-name="Normal">“Um, what book are you reading?” She pointed at the object in question.</text:p>
      <text:p text:style-name="Normal">“This?” He closed the book to reveal its cover: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